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5000001716F2EEEA83D54B83E.png" manifest:media-type="image/png"/>
  <manifest:file-entry manifest:full-path="Pictures/100002010000051F0000019E6C33AFD319954831.png" manifest:media-type="image/png"/>
  <manifest:file-entry manifest:full-path="Pictures/100002010000025A00000172C8281B6F0667BA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5cm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999cm" svg:x="1.1cm" svg:y="3.701cm">
          <draw:image xlink:href="Pictures/100002010000051F0000019E6C33AFD319954831.png" xlink:type="simple" xlink:show="embed" xlink:actuate="onLoad">
            <text:p text:style-name="P1"/>
          </draw:image>
        </draw:frame>
        <draw:frame draw:style-name="gr2" draw:text-style-name="P2" draw:layer="layout" svg:width="0.6cm" svg:height="0.962cm" svg:x="0.8cm" svg:y="4.239cm">
          <draw:text-box>
            <text:p>A</text:p>
          </draw:text-box>
        </draw:frame>
        <draw:frame draw:style-name="gr3" draw:text-style-name="P2" draw:layer="layout" svg:width="0.9cm" svg:height="0.962cm" svg:x="3.1cm" svg:y="3.201cm">
          <draw:text-box>
            <text:p>B</text:p>
          </draw:text-box>
        </draw:frame>
        <draw:frame draw:style-name="gr4" draw:text-style-name="P3" draw:layer="layout" svg:width="0.925cm" svg:height="0.963cm" svg:x="3.375cm" svg:y="4.801cm">
          <draw:text-box>
            <text:p>C</text:p>
          </draw:text-box>
        </draw:frame>
        <draw:frame draw:style-name="gr4" draw:text-style-name="P3" draw:layer="layout" svg:width="0.925cm" svg:height="0.963cm" svg:x="2.8cm" svg:y="8.001cm">
          <draw:text-box>
            <text:p>D</text:p>
          </draw:text-box>
        </draw:frame>
        <draw:frame draw:style-name="gr4" draw:text-style-name="P3" draw:layer="layout" svg:width="0.925cm" svg:height="0.963cm" svg:x="5.275cm" svg:y="5.638cm">
          <draw:text-box>
            <text:p>E</text:p>
          </draw:text-box>
        </draw:frame>
        <draw:frame draw:style-name="gr4" draw:text-style-name="P3" draw:layer="layout" svg:width="0.925cm" svg:height="0.963cm" svg:x="8cm" svg:y="5.201cm">
          <draw:text-box>
            <text:p>F</text:p>
          </draw:text-box>
        </draw:frame>
        <draw:frame draw:style-name="gr4" draw:text-style-name="P3" draw:layer="layout" svg:width="0.925cm" svg:height="0.963cm" svg:x="8.975cm" svg:y="8.101cm">
          <draw:text-box>
            <text:p>H</text:p>
          </draw:text-box>
        </draw:frame>
        <draw:frame draw:style-name="gr4" draw:text-style-name="P3" draw:layer="layout" svg:width="0.925cm" svg:height="0.963cm" svg:x="9.5cm" svg:y="3.101cm">
          <draw:text-box>
            <text:p>G</text:p>
          </draw:text-box>
        </draw:frame>
        <draw:frame draw:style-name="gr2" draw:text-style-name="P2" draw:layer="layout" svg:width="0.6cm" svg:height="0.962cm" svg:x="10.6cm" svg:y="3.601cm">
          <draw:text-box>
            <text:p>A</text:p>
          </draw:text-box>
        </draw:frame>
        <draw:frame draw:style-name="gr2" draw:text-style-name="P2" draw:layer="layout" svg:width="0.6cm" svg:height="0.962cm" svg:x="12.5cm" svg:y="3.201cm">
          <draw:text-box>
            <text:p>B</text:p>
          </draw:text-box>
        </draw:frame>
        <draw:frame draw:style-name="gr2" draw:text-style-name="P2" draw:layer="layout" svg:width="0.6cm" svg:height="0.962cm" svg:x="12.2cm" svg:y="8.001cm">
          <draw:text-box>
            <text:p>D</text:p>
          </draw:text-box>
        </draw:frame>
        <draw:frame draw:style-name="gr2" draw:text-style-name="P2" draw:layer="layout" svg:width="0.6cm" svg:height="0.962cm" svg:x="12.7cm" svg:y="4.739cm">
          <draw:text-box>
            <text:p>C</text:p>
          </draw:text-box>
        </draw:frame>
        <draw:frame draw:style-name="gr2" draw:text-style-name="P2" draw:layer="layout" svg:width="0.6cm" svg:height="0.962cm" svg:x="14.7cm" svg:y="5.601cm">
          <draw:text-box>
            <text:p>E</text:p>
          </draw:text-box>
        </draw:frame>
        <draw:frame draw:style-name="gr2" draw:text-style-name="P2" draw:layer="layout" svg:width="0.6cm" svg:height="0.962cm" svg:x="17.4cm" svg:y="5.201cm">
          <draw:text-box>
            <text:p>F</text:p>
          </draw:text-box>
        </draw:frame>
        <draw:frame draw:style-name="gr2" draw:text-style-name="P2" draw:layer="layout" svg:width="0.6cm" svg:height="0.962cm" svg:x="18.9cm" svg:y="3.001cm">
          <draw:text-box>
            <text:p>G</text:p>
          </draw:text-box>
        </draw:frame>
        <draw:frame draw:style-name="gr2" draw:text-style-name="P2" draw:layer="layout" svg:width="0.6cm" svg:height="0.962cm" svg:x="18.4cm" svg:y="8.101cm">
          <draw:text-box>
            <text:p>H</text:p>
          </draw:text-box>
        </draw:frame>
        <draw:frame draw:style-name="gr5" draw:text-style-name="P2" draw:layer="layout" svg:width="6cm" svg:height="1.6cm" svg:x="1cm" svg:y="1cm">
          <draw:text-box>
            <text:p>Exemplo 1</text:p>
          </draw:text-box>
        </draw:frame>
        <draw:frame draw:style-name="gr5" draw:text-style-name="P2" draw:layer="layout" svg:width="6cm" svg:height="1.6cm" svg:x="1cm" svg:y="10.8cm">
          <draw:text-box>
            <text:p>Exemplo 2</text:p>
          </draw:text-box>
        </draw:frame>
        <draw:frame draw:style-name="gr6" draw:text-style-name="P1" draw:layer="layout" svg:width="9.1cm" svg:height="6.559cm" svg:x="10.7cm" svg:y="13.5cm">
          <draw:image xlink:href="Pictures/100002010000025A00000172C8281B6F0667BA62.png" xlink:type="simple" xlink:show="embed" xlink:actuate="onLoad">
            <text:p/>
          </draw:image>
        </draw:frame>
        <draw:frame draw:style-name="gr6" draw:text-style-name="P1" draw:layer="layout" svg:width="9.1cm" svg:height="6.55cm" svg:x="1cm" svg:y="13.65cm">
          <draw:image xlink:href="Pictures/1000020100000285000001716F2EEEA83D54B83E.png" xlink:type="simple" xlink:show="embed" xlink:actuate="onLoad">
            <text:p/>
          </draw:image>
        </draw:frame>
        <draw:frame draw:style-name="gr7" draw:text-style-name="P2" draw:layer="layout" svg:width="5cm" svg:height="1.1cm" svg:x="8cm" svg:y="20.3cm">
          <draw:text-box>
            <text:p>Custo = 1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2T20:08:28.948231270</meta:creation-date>
    <dc:date>2020-10-02T21:04:13.990324501</dc:date>
    <meta:editing-duration>PT15M24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